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ustomer_orders">
        <table:table-row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0-01-01 18:05:0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0-01-01 19:00:5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0-01-02 23:51:2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2020-01-02 23:51:23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2020-01-04 13:23:4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2020-01-04 13:23:4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2020-01-04 13:23:46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1</text:p>
          </table:table-cell>
          <table:table-cell office:value-type="string">
            <text:p>2020-01-08 21:00:29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2020-01-08 21:03:13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1</text:p>
          </table:table-cell>
          <table:table-cell office:value-type="string">
            <text:p>2020-01-08 21:20:29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2020-01-09 23:54:33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1, 5</text:p>
          </table:table-cell>
          <table:table-cell office:value-type="string">
            <text:p>2020-01-10 11:22:59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2020-01-11 18:34:49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2, 6</text:p>
          </table:table-cell>
          <table:table-cell office:value-type="string">
            <text:p>1, 4</text:p>
          </table:table-cell>
          <table:table-cell office:value-type="string">
            <text:p>2020-01-11 18:34:49</text:p>
          </table:table-cell>
        </table:table-row>
      </table:table>
      <table:table table:name="pizza_names">
        <table:table-row>
          <table:table-cell office:value-type="float" office:value="1">
            <text:p>1</text:p>
          </table:table-cell>
          <table:table-cell office:value-type="string">
            <text:p>Meatlovers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Vegetarian</text:p>
          </table:table-cell>
        </table:table-row>
      </table:table>
      <table:table table:name="pizza_recipes">
        <table:table-row>
          <table:table-cell office:value-type="float" office:value="1">
            <text:p>1</text:p>
          </table:table-cell>
          <table:table-cell office:value-type="string">
            <text:p>1, 2, 3, 4, 5, 6, 8, 1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4, 6, 7, 9, 11, 12</text:p>
          </table:table-cell>
        </table:table-row>
      </table:table>
      <table:table table:name="pizza_toppings">
        <table:table-row>
          <table:table-cell office:value-type="float" office:value="1">
            <text:p>1</text:p>
          </table:table-cell>
          <table:table-cell office:value-type="string">
            <text:p>Bacon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BBQ Sauce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Beef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Cheese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Chicken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Mushrooms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Onions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Pepperoni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Peppers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Salami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Tomatoes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Tomato Sauce</text:p>
          </table:table-cell>
        </table:table-row>
      </table:table>
      <table:table table:name="runners">
        <table:table-row>
          <table:table-cell office:value-type="float" office:value="1">
            <text:p>1</text:p>
          </table:table-cell>
          <table:table-cell office:value-type="date" office:date-value="2021-01-01" table:style-name="DateCell">
            <text:p>2021-01-01</text:p>
          </table:table-cell>
        </table:table-row>
        <table:table-row>
          <table:table-cell office:value-type="float" office:value="2">
            <text:p>2</text:p>
          </table:table-cell>
          <table:table-cell office:value-type="date" office:date-value="2021-01-03" table:style-name="DateCell">
            <text:p>2021-01-03</text:p>
          </table:table-cell>
        </table:table-row>
        <table:table-row>
          <table:table-cell office:value-type="float" office:value="3">
            <text:p>3</text:p>
          </table:table-cell>
          <table:table-cell office:value-type="date" office:date-value="2021-01-08" table:style-name="DateCell">
            <text:p>2021-01-08</text:p>
          </table:table-cell>
        </table:table-row>
        <table:table-row>
          <table:table-cell office:value-type="float" office:value="4">
            <text:p>4</text:p>
          </table:table-cell>
          <table:table-cell office:value-type="date" office:date-value="2021-01-15" table:style-name="DateCell">
            <text:p>2021-01-15</text:p>
          </table:table-cell>
        </table:table-row>
      </table:table>
      <table:table table:name="runner_orders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2020-01-01 18:15:34</text:p>
          </table:table-cell>
          <table:table-cell office:value-type="string">
            <text:p>20km</text:p>
          </table:table-cell>
          <table:table-cell office:value-type="string">
            <text:p>32 minutes</text:p>
          </table:table-cell>
          <table:table-cell office:value-type="string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20-01-01 19:10:54</text:p>
          </table:table-cell>
          <table:table-cell office:value-type="string">
            <text:p>20km</text:p>
          </table:table-cell>
          <table:table-cell office:value-type="string">
            <text:p>27 minutes</text:p>
          </table:table-cell>
          <table:table-cell office:value-type="string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20-01-03 00:12:37</text:p>
          </table:table-cell>
          <table:table-cell office:value-type="string">
            <text:p>13.4km</text:p>
          </table:table-cell>
          <table:table-cell office:value-type="string">
            <text:p>20 mins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020-01-04 13:53:03</text:p>
          </table:table-cell>
          <table:table-cell office:value-type="string">
            <text:p>23.4</text:p>
          </table:table-cell>
          <table:table-cell office:value-type="string">
            <text:p>40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2020-01-08 21:10:57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Restaurant Cancellation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2020-01-08 21:30:45</text:p>
          </table:table-cell>
          <table:table-cell office:value-type="string">
            <text:p>25km</text:p>
          </table:table-cell>
          <table:table-cell office:value-type="string">
            <text:p>25mins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2020-01-10 00:15:02</text:p>
          </table:table-cell>
          <table:table-cell office:value-type="string">
            <text:p>23.4 km</text:p>
          </table:table-cell>
          <table:table-cell office:value-type="string">
            <text:p>15 minut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Customer Cancellation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2020-01-11 18:50:20</text:p>
          </table:table-cell>
          <table:table-cell office:value-type="string">
            <text:p>10km</text:p>
          </table:table-cell>
          <table:table-cell office:value-type="string">
            <text:p>10minutes</text:p>
          </table:table-cell>
          <table:table-cell office:value-type="string">
            <text:p>null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2-07-28T17:08:53+02:00</meta:creation-date>
  </office:meta>
</office:document-meta>
</file>